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4.519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6.29cm"/>
    </style:style>
    <style:style style:name="co14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ario 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 table:number-rows-repeated="30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8" table:number-rows-spanned="1">
            <text:p>W1W3W6W9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029774188995" calcext:value-type="float">
            <text:p>0,692029774188995</text:p>
          </table:table-cell>
          <table:table-cell office:value-type="string" calcext:value-type="string">
            <text:p><text:s/>max f1_score </text:p>
          </table:table-cell>
          <table:table-cell office:value-type="float" office:value="0.70707380771637" calcext:value-type="float">
            <text:p>0,707073807716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76148700714" calcext:value-type="float">
            <text:p>0,742376148700714</text:p>
          </table:table-cell>
          <table:table-cell office:value-type="string" calcext:value-type="string">
            <text:p><text:s/>max recall </text:p>
          </table:table-cell>
          <table:table-cell office:value-type="float" office:value="0.882202446460724" calcext:value-type="float">
            <text:p>0,882202446460724</text:p>
          </table:table-cell>
          <table:table-cell office:value-type="string" calcext:value-type="string">
            <text:p><text:s/>min val_loss </text:p>
          </table:table-cell>
          <table:table-cell office:value-type="float" office:value="0.589155375957489" calcext:value-type="float">
            <text:p>0,589155375957489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accuracy</text:p>
          </table:table-cell>
          <table:table-cell office:value-type="float" office:value="0.6844" calcext:value-type="float">
            <text:p>0,6844</text:p>
          </table:table-cell>
          <table:table-cell office:value-type="string" calcext:value-type="string">
            <text:p><text:s/>f1_m</text:p>
          </table:table-cell>
          <table:table-cell office:value-type="float" office:value="0.6689" calcext:value-type="float">
            <text:p>0,6689</text:p>
          </table:table-cell>
          <table:table-cell office:value-type="string" calcext:value-type="string">
            <text:p><text:s/>precision_m</text:p>
          </table:table-cell>
          <table:table-cell office:value-type="float" office:value="0.6922" calcext:value-type="float">
            <text:p>0,6922</text:p>
          </table:table-cell>
          <table:table-cell office:value-type="string" calcext:value-type="string">
            <text:p><text:s/>recall_m</text:p>
          </table:table-cell>
          <table:table-cell office:value-type="float" office:value="0.6471" calcext:value-type="float">
            <text:p>0,6471</text:p>
          </table:table-cell>
          <table:table-cell office:value-type="string" calcext:value-type="string">
            <text:p><text:s/>loss</text:p>
          </table:table-cell>
          <table:table-cell office:value-type="float" office:value="0.5859" calcext:value-type="float">
            <text:p>0,58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928808689117" calcext:value-type="float">
            <text:p>0,6869288086891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7264671325684" calcext:value-type="float">
            <text:p>0,6972646713256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8306393623352" calcext:value-type="float">
            <text:p>0,748306393623352</text:p>
          </table:table-cell>
          <table:table-cell office:value-type="string" calcext:value-type="string">
            <text:p><text:s/>max recall </text:p>
          </table:table-cell>
          <table:table-cell office:value-type="float" office:value="0.896529614925385" calcext:value-type="float">
            <text:p>0,896529614925385</text:p>
          </table:table-cell>
          <table:table-cell office:value-type="string" calcext:value-type="string">
            <text:p><text:s/>min val_loss </text:p>
          </table:table-cell>
          <table:table-cell office:value-type="float" office:value="0.587811768054962" calcext:value-type="float">
            <text:p>0,587811768054962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59" calcext:value-type="float">
            <text:p>0,6759</text:p>
          </table:table-cell>
          <table:table-cell office:value-type="string" calcext:value-type="string">
            <text:p><text:s/>precision_m</text:p>
          </table:table-cell>
          <table:table-cell office:value-type="float" office:value="0.6701" calcext:value-type="float">
            <text:p>0,6701</text:p>
          </table:table-cell>
          <table:table-cell office:value-type="string" calcext:value-type="string">
            <text:p><text:s/>recall_m</text:p>
          </table:table-cell>
          <table:table-cell office:value-type="float" office:value="0.6819" calcext:value-type="float">
            <text:p>0,6819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991499900818" calcext:value-type="float">
            <text:p>0,687991499900818</text:p>
          </table:table-cell>
          <table:table-cell office:value-type="string" calcext:value-type="string">
            <text:p><text:s/>max f1_score </text:p>
          </table:table-cell>
          <table:table-cell office:value-type="float" office:value="0.69700413942337" calcext:value-type="float">
            <text:p>0,697004139423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84891963005066" calcext:value-type="float">
            <text:p>0,784891963005066</text:p>
          </table:table-cell>
          <table:table-cell office:value-type="string" calcext:value-type="string">
            <text:p><text:s/>max recall </text:p>
          </table:table-cell>
          <table:table-cell office:value-type="float" office:value="0.88887745141983" calcext:value-type="float">
            <text:p>0,88887745141983</text:p>
          </table:table-cell>
          <table:table-cell office:value-type="string" calcext:value-type="string">
            <text:p><text:s/>min val_loss </text:p>
          </table:table-cell>
          <table:table-cell office:value-type="float" office:value="0.589797556400299" calcext:value-type="float">
            <text:p>0,589797556400299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accuracy</text:p>
          </table:table-cell>
          <table:table-cell office:value-type="float" office:value="0.6867" calcext:value-type="float">
            <text:p>0,6867</text:p>
          </table:table-cell>
          <table:table-cell office:value-type="string" calcext:value-type="string">
            <text:p><text:s/>f1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precision_m</text:p>
          </table:table-cell>
          <table:table-cell office:value-type="float" office:value="0.7123" calcext:value-type="float">
            <text:p>0,7123</text:p>
          </table:table-cell>
          <table:table-cell office:value-type="string" calcext:value-type="string">
            <text:p><text:s/>recall_m</text:p>
          </table:table-cell>
          <table:table-cell office:value-type="float" office:value="0.6348" calcext:value-type="float">
            <text:p>0,6348</text:p>
          </table:table-cell>
          <table:table-cell office:value-type="string" calcext:value-type="string">
            <text:p><text:s/>loss</text:p>
          </table:table-cell>
          <table:table-cell office:value-type="float" office:value="0.6028" calcext:value-type="float">
            <text:p>0,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480759143829" calcext:value-type="float">
            <text:p>0,700480759143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927759170532" calcext:value-type="float">
            <text:p>0,749927759170532</text:p>
          </table:table-cell>
          <table:table-cell office:value-type="string" calcext:value-type="string">
            <text:p><text:s/>max recall </text:p>
          </table:table-cell>
          <table:table-cell office:value-type="float" office:value="0.920860111713409" calcext:value-type="float">
            <text:p>0,9208601117134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8986217975616" calcext:value-type="float">
            <text:p>0,588986217975616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33" calcext:value-type="float">
            <text:p>0,6933</text:p>
          </table:table-cell>
          <table:table-cell office:value-type="string" calcext:value-type="string">
            <text:p><text:s/>precision_m</text:p>
          </table:table-cell>
          <table:table-cell office:value-type="float" office:value="0.6988" calcext:value-type="float">
            <text:p>0,6988</text:p>
          </table:table-cell>
          <table:table-cell office:value-type="string" calcext:value-type="string">
            <text:p><text:s/>recall_m</text:p>
          </table:table-cell>
          <table:table-cell office:value-type="float" office:value="0.6879" calcext:value-type="float">
            <text:p>0,6879</text:p>
          </table:table-cell>
          <table:table-cell office:value-type="string" calcext:value-type="string">
            <text:p><text:s/>loss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893712997437" calcext:value-type="float">
            <text:p>0,699893712997437</text:p>
          </table:table-cell>
          <table:table-cell office:value-type="string" calcext:value-type="string">
            <text:p><text:s/>max f1_score </text:p>
          </table:table-cell>
          <table:table-cell office:value-type="float" office:value="0.696600139141083" calcext:value-type="float">
            <text:p>0,69660013914108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0033259391785" calcext:value-type="float">
            <text:p>0,750033259391785</text:p>
          </table:table-cell>
          <table:table-cell office:value-type="string" calcext:value-type="string">
            <text:p><text:s/>max recall </text:p>
          </table:table-cell>
          <table:table-cell office:value-type="float" office:value="0.950108706951141" calcext:value-type="float">
            <text:p>0,950108706951141</text:p>
          </table:table-cell>
          <table:table-cell office:value-type="string" calcext:value-type="string">
            <text:p><text:s/>min val_loss </text:p>
          </table:table-cell>
          <table:table-cell office:value-type="float" office:value="0.57924234867096" calcext:value-type="float">
            <text:p>0,57924234867096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accuracy</text:p>
          </table:table-cell>
          <table:table-cell office:value-type="float" office:value="0.6886" calcext:value-type="float">
            <text:p>0,6886</text:p>
          </table:table-cell>
          <table:table-cell office:value-type="string" calcext:value-type="string">
            <text:p><text:s/>f1_m</text:p>
          </table:table-cell>
          <table:table-cell office:value-type="float" office:value="0.6758" calcext:value-type="float">
            <text:p>0,6758</text:p>
          </table:table-cell>
          <table:table-cell office:value-type="string" calcext:value-type="string">
            <text:p><text:s/>precision_m</text:p>
          </table:table-cell>
          <table:table-cell office:value-type="float" office:value="0.6863" calcext:value-type="float">
            <text:p>0,6863</text:p>
          </table:table-cell>
          <table:table-cell office:value-type="string" calcext:value-type="string">
            <text:p><text:s/>recall_m</text:p>
          </table:table-cell>
          <table:table-cell office:value-type="float" office:value="0.6656" calcext:value-type="float">
            <text:p>0,6656</text:p>
          </table:table-cell>
          <table:table-cell office:value-type="string" calcext:value-type="string">
            <text:p><text:s/>loss</text:p>
          </table:table-cell>
          <table:table-cell office:value-type="float" office:value="0.5862" calcext:value-type="float">
            <text:p>0,58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_score </text:p>
          </table:table-cell>
          <table:table-cell office:value-type="float" office:value="0.69375079870224" calcext:value-type="float">
            <text:p>0,69375079870224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615936756134" calcext:value-type="float">
            <text:p>0,756615936756134</text:p>
          </table:table-cell>
          <table:table-cell office:value-type="string" calcext:value-type="string">
            <text:p><text:s/>max recall </text:p>
          </table:table-cell>
          <table:table-cell office:value-type="float" office:value="0.934170067310333" calcext:value-type="float">
            <text:p>0,93417006731033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91942691803" calcext:value-type="float">
            <text:p>0,58691942691803</text:p>
          </table:table-cell>
          <table:table-cell office:value-type="string" calcext:value-type="string">
            <text:p><text:s/>rs = 130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6807" calcext:value-type="float">
            <text:p>0,6807</text:p>
          </table:table-cell>
          <table:table-cell office:value-type="string" calcext:value-type="string">
            <text:p><text:s/>loss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468672275543" calcext:value-type="float">
            <text:p>0,699468672275543</text:p>
          </table:table-cell>
          <table:table-cell office:value-type="string" calcext:value-type="string">
            <text:p><text:s/>max f1_score </text:p>
          </table:table-cell>
          <table:table-cell office:value-type="float" office:value="0.712011218070984" calcext:value-type="float">
            <text:p>0,7120112180709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6399612426758" calcext:value-type="float">
            <text:p>0,776399612426758</text:p>
          </table:table-cell>
          <table:table-cell office:value-type="string" calcext:value-type="string">
            <text:p><text:s/>max recall </text:p>
          </table:table-cell>
          <table:table-cell office:value-type="float" office:value="0.92061048746109" calcext:value-type="float">
            <text:p>0,92061048746109</text:p>
          </table:table-cell>
          <table:table-cell office:value-type="string" calcext:value-type="string">
            <text:p><text:s/>min val_loss </text:p>
          </table:table-cell>
          <table:table-cell office:value-type="float" office:value="0.578752219676971" calcext:value-type="float">
            <text:p>0,578752219676971</text:p>
          </table:table-cell>
          <table:table-cell office:value-type="string" calcext:value-type="string">
            <text:p><text:s/>rs = 131 </text:p>
          </table:table-cell>
          <table:table-cell office:value-type="string" calcext:value-type="string">
            <text:p><text:s/>accuracy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f1_m</text:p>
          </table:table-cell>
          <table:table-cell office:value-type="float" office:value="0.6924" calcext:value-type="float">
            <text:p>0,6924</text:p>
          </table:table-cell>
          <table:table-cell office:value-type="string" calcext:value-type="string">
            <text:p><text:s/>precision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recall_m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loss</text:p>
          </table:table-cell>
          <table:table-cell office:value-type="float" office:value="0.5888" calcext:value-type="float">
            <text:p>0,5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5005297660828" calcext:value-type="float">
            <text:p>0,695005297660828</text:p>
          </table:table-cell>
          <table:table-cell office:value-type="string" calcext:value-type="string">
            <text:p><text:s/>max f1_score </text:p>
          </table:table-cell>
          <table:table-cell office:value-type="float" office:value="0.696110725402832" calcext:value-type="float">
            <text:p>0,696110725402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5307697057724" calcext:value-type="float">
            <text:p>0,75307697057724</text:p>
          </table:table-cell>
          <table:table-cell office:value-type="string" calcext:value-type="string">
            <text:p><text:s/>max recall </text:p>
          </table:table-cell>
          <table:table-cell office:value-type="float" office:value="0.890418708324432" calcext:value-type="float">
            <text:p>0,890418708324432</text:p>
          </table:table-cell>
          <table:table-cell office:value-type="string" calcext:value-type="string">
            <text:p><text:s/>min val_loss </text:p>
          </table:table-cell>
          <table:table-cell office:value-type="float" office:value="0.58566015958786" calcext:value-type="float">
            <text:p>0,58566015958786</text:p>
          </table:table-cell>
          <table:table-cell office:value-type="string" calcext:value-type="string">
            <text:p><text:s/>rs = 132 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647" calcext:value-type="float">
            <text:p>0,6647</text:p>
          </table:table-cell>
          <table:table-cell office:value-type="string" calcext:value-type="string">
            <text:p><text:s/>precision_m</text:p>
          </table:table-cell>
          <table:table-cell office:value-type="float" office:value="0.7099" calcext:value-type="float">
            <text:p>0,7099</text:p>
          </table:table-cell>
          <table:table-cell office:value-type="string" calcext:value-type="string">
            <text:p><text:s/>recall_m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<text:s/>loss</text:p>
          </table:table-cell>
          <table:table-cell office:value-type="float" office:value="0.5957" calcext:value-type="float">
            <text:p>0,5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866117477417" calcext:value-type="float">
            <text:p>0,685866117477417</text:p>
          </table:table-cell>
          <table:table-cell office:value-type="string" calcext:value-type="string">
            <text:p><text:s/>max f1_score </text:p>
          </table:table-cell>
          <table:table-cell office:value-type="float" office:value="0.70745050907135" calcext:value-type="float">
            <text:p>0,707450509071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8992831707001" calcext:value-type="float">
            <text:p>0,778992831707001</text:p>
          </table:table-cell>
          <table:table-cell office:value-type="string" calcext:value-type="string">
            <text:p><text:s/>max recall </text:p>
          </table:table-cell>
          <table:table-cell office:value-type="float" office:value="0.88499903678894" calcext:value-type="float">
            <text:p>0,88499903678894</text:p>
          </table:table-cell>
          <table:table-cell office:value-type="string" calcext:value-type="string">
            <text:p><text:s/>min val_loss </text:p>
          </table:table-cell>
          <table:table-cell office:value-type="float" office:value="0.590984106063843" calcext:value-type="float">
            <text:p>0,590984106063843</text:p>
          </table:table-cell>
          <table:table-cell office:value-type="string" calcext:value-type="string">
            <text:p><text:s/>rs = 133 </text:p>
          </table:table-cell>
          <table:table-cell office:value-type="string" calcext:value-type="string">
            <text:p><text:s/>accuracy</text:p>
          </table:table-cell>
          <table:table-cell office:value-type="float" office:value="0.6757" calcext:value-type="float">
            <text:p>0,6757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703" calcext:value-type="float">
            <text:p>0,6703</text:p>
          </table:table-cell>
          <table:table-cell office:value-type="string" calcext:value-type="string">
            <text:p><text:s/>recall_m</text:p>
          </table:table-cell>
          <table:table-cell office:value-type="float" office:value="0.6897" calcext:value-type="float">
            <text:p>0,6897</text:p>
          </table:table-cell>
          <table:table-cell office:value-type="string" calcext:value-type="string">
            <text:p><text:s/>loss</text:p>
          </table:table-cell>
          <table:table-cell office:value-type="float" office:value="0.6213" calcext:value-type="float">
            <text:p>0,6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841640949249" calcext:value-type="float">
            <text:p>0,688841640949249</text:p>
          </table:table-cell>
          <table:table-cell office:value-type="string" calcext:value-type="string">
            <text:p><text:s/>max f1_score </text:p>
          </table:table-cell>
          <table:table-cell office:value-type="float" office:value="0.712111413478851" calcext:value-type="float">
            <text:p>0,712111413478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736926078796" calcext:value-type="float">
            <text:p>0,7527369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998269081115723" calcext:value-type="float">
            <text:p>0,998269081115723</text:p>
          </table:table-cell>
          <table:table-cell office:value-type="string" calcext:value-type="string">
            <text:p><text:s/>min val_loss </text:p>
          </table:table-cell>
          <table:table-cell office:value-type="float" office:value="0.587534844875336" calcext:value-type="float">
            <text:p>0,587534844875336</text:p>
          </table:table-cell>
          <table:table-cell office:value-type="string" calcext:value-type="string">
            <text:p><text:s/>rs = 134 </text:p>
          </table:table-cell>
          <table:table-cell office:value-type="string" calcext:value-type="string">
            <text:p><text:s/>accuracy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658" calcext:value-type="float">
            <text:p>0,6658</text:p>
          </table:table-cell>
          <table:table-cell office:value-type="string" calcext:value-type="string">
            <text:p><text:s/>recall_m</text:p>
          </table:table-cell>
          <table:table-cell office:value-type="float" office:value="0.6945" calcext:value-type="float">
            <text:p>0,6945</text:p>
          </table:table-cell>
          <table:table-cell office:value-type="string" calcext:value-type="string">
            <text:p><text:s/>loss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W9</text:p>
          </table:table-cell>
          <table:table-cell table:formula="of:=AVERAGE([.P32:.P41])" office:value-type="float" office:value="0.68357" calcext:value-type="float">
            <text:p>0,68357</text:p>
          </table:table-cell>
          <table:table-cell table:formula="of:=AVERAGE([.R32:.R41])" office:value-type="float" office:value="0.67784" calcext:value-type="float">
            <text:p>0,67784</text:p>
          </table:table-cell>
          <table:table-cell table:formula="of:=AVERAGE([.T32:.T41])" office:value-type="float" office:value="0.6875" calcext:value-type="float">
            <text:p>0,6875</text:p>
          </table:table-cell>
          <table:table-cell table:formula="of:=AVERAGE([.V32:.V41])" office:value-type="float" office:value="0.6695" calcext:value-type="float">
            <text:p>0,6695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W9</text:p>
          </table:table-cell>
          <table:table-cell table:number-columns-repeated="20"/>
        </table:table-row>
      </table:table>
      <table:table table:name="cenario 6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6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803426265717" calcext:value-type="float">
            <text:p>0,6848034262657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26998806" calcext:value-type="float">
            <text:p>0,6997269988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35176742076874" calcext:value-type="float">
            <text:p>0,735176742076874</text:p>
          </table:table-cell>
          <table:table-cell office:value-type="string" calcext:value-type="string">
            <text:p><text:s/>max recall </text:p>
          </table:table-cell>
          <table:table-cell office:value-type="float" office:value="0.99012279510498" calcext:value-type="float">
            <text:p>0,99012279510498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79241847992" calcext:value-type="float">
            <text:p>0,591479241847992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accuracy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f1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precision_m</text:p>
          </table:table-cell>
          <table:table-cell office:value-type="float" office:value="0.6683" calcext:value-type="float">
            <text:p>0,6683</text:p>
          </table:table-cell>
          <table:table-cell office:value-type="string" calcext:value-type="string">
            <text:p><text:s/>recall_m</text:p>
          </table:table-cell>
          <table:table-cell office:value-type="float" office:value="0.6994" calcext:value-type="float">
            <text:p>0,6994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740675449371" calcext:value-type="float">
            <text:p>0,683740675449371</text:p>
          </table:table-cell>
          <table:table-cell office:value-type="string" calcext:value-type="string">
            <text:p><text:s/>max f1_score </text:p>
          </table:table-cell>
          <table:table-cell office:value-type="float" office:value="0.710587978363037" calcext:value-type="float">
            <text:p>0,7105879783630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38199830055237" calcext:value-type="float">
            <text:p>0,738199830055237</text:p>
          </table:table-cell>
          <table:table-cell office:value-type="string" calcext:value-type="string">
            <text:p><text:s/>max recall </text:p>
          </table:table-cell>
          <table:table-cell office:value-type="float" office:value="0.877421379089356" calcext:value-type="float">
            <text:p>0,87742137908935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874454498291" calcext:value-type="float">
            <text:p>0,593874454498291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accuracy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f1_m</text:p>
          </table:table-cell>
          <table:table-cell office:value-type="float" office:value="0.6948" calcext:value-type="float">
            <text:p>0,6948</text:p>
          </table:table-cell>
          <table:table-cell office:value-type="string" calcext:value-type="string">
            <text:p><text:s/>precision_m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recall_m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loss</text:p>
          </table:table-cell>
          <table:table-cell office:value-type="float" office:value="0.5782" calcext:value-type="float">
            <text:p>0,57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2490816116333" calcext:value-type="float">
            <text:p>0,692490816116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74673461914" calcext:value-type="float">
            <text:p>0,746774673461914</text:p>
          </table:table-cell>
          <table:table-cell office:value-type="string" calcext:value-type="string">
            <text:p><text:s/>max recall </text:p>
          </table:table-cell>
          <table:table-cell office:value-type="float" office:value="0.855328261852264" calcext:value-type="float">
            <text:p>0,8553282618522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1504395008087" calcext:value-type="float">
            <text:p>0,591504395008087</text:p>
          </table:table-cell>
          <table:table-cell office:value-type="string" calcext:value-type="string">
            <text:p><text:s/>rs = 47 </text:p>
          </table:table-cell>
          <table:table-cell office:value-type="string" calcext:value-type="string">
            <text:p><text:s/>accuracy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f1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precision_m</text:p>
          </table:table-cell>
          <table:table-cell office:value-type="float" office:value="0.6871" calcext:value-type="float">
            <text:p>0,6871</text:p>
          </table:table-cell>
          <table:table-cell office:value-type="string" calcext:value-type="string">
            <text:p><text:s/>recall_m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<text:s/>loss</text:p>
          </table:table-cell>
          <table:table-cell office:value-type="float" office:value="0.6193" calcext:value-type="float">
            <text:p>0,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465434074402" calcext:value-type="float">
            <text:p>0,682465434074402</text:p>
          </table:table-cell>
          <table:table-cell office:value-type="string" calcext:value-type="string">
            <text:p><text:s/>max f1_score </text:p>
          </table:table-cell>
          <table:table-cell office:value-type="float" office:value="0.698809266090393" calcext:value-type="float">
            <text:p>0,698809266090393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680768489838" calcext:value-type="float">
            <text:p>0,725680768489838</text:p>
          </table:table-cell>
          <table:table-cell office:value-type="string" calcext:value-type="string">
            <text:p><text:s/>max recall </text:p>
          </table:table-cell>
          <table:table-cell office:value-type="float" office:value="0.880362629890442" calcext:value-type="float">
            <text:p>0,880362629890442</text:p>
          </table:table-cell>
          <table:table-cell office:value-type="string" calcext:value-type="string">
            <text:p><text:s/>min val_loss </text:p>
          </table:table-cell>
          <table:table-cell office:value-type="float" office:value="0.60153341293335" calcext:value-type="float">
            <text:p>0,60153341293335</text:p>
          </table:table-cell>
          <table:table-cell office:value-type="string" calcext:value-type="string">
            <text:p><text:s/>rs = 48 </text:p>
          </table:table-cell>
          <table:table-cell office:value-type="string" calcext:value-type="string">
            <text:p><text:s/>accuracy</text:p>
          </table:table-cell>
          <table:table-cell office:value-type="float" office:value="0.6865" calcext:value-type="float">
            <text:p>0,6865</text:p>
          </table:table-cell>
          <table:table-cell office:value-type="string" calcext:value-type="string">
            <text:p><text:s/>f1_m</text:p>
          </table:table-cell>
          <table:table-cell office:value-type="float" office:value="0.6746" calcext:value-type="float">
            <text:p>0,6746</text:p>
          </table:table-cell>
          <table:table-cell office:value-type="string" calcext:value-type="string">
            <text:p><text:s/>precision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recall_m</text:p>
          </table:table-cell>
          <table:table-cell office:value-type="float" office:value="0.6457" calcext:value-type="float">
            <text:p>0,6457</text:p>
          </table:table-cell>
          <table:table-cell office:value-type="string" calcext:value-type="string">
            <text:p><text:s/>loss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337753295898" calcext:value-type="float">
            <text:p>0,7153377532958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75552690029144" calcext:value-type="float">
            <text:p>0,775552690029144</text:p>
          </table:table-cell>
          <table:table-cell office:value-type="string" calcext:value-type="string">
            <text:p><text:s/>max recall </text:p>
          </table:table-cell>
          <table:table-cell office:value-type="float" office:value="0.89727121591568" calcext:value-type="float">
            <text:p>0,897271215915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675444126129" calcext:value-type="float">
            <text:p>0,583675444126129</text:p>
          </table:table-cell>
          <table:table-cell office:value-type="string" calcext:value-type="string">
            <text:p><text:s/>rs = 49 </text:p>
          </table:table-cell>
          <table:table-cell office:value-type="string" calcext:value-type="string">
            <text:p><text:s/>accuracy</text:p>
          </table:table-cell>
          <table:table-cell office:value-type="float" office:value="0.6905" calcext:value-type="float">
            <text:p>0,6905</text:p>
          </table:table-cell>
          <table:table-cell office:value-type="string" calcext:value-type="string">
            <text:p><text:s/>f1_m</text:p>
          </table:table-cell>
          <table:table-cell office:value-type="float" office:value="0.706" calcext:value-type="float">
            <text:p>0,706</text:p>
          </table:table-cell>
          <table:table-cell office:value-type="string" calcext:value-type="string">
            <text:p><text:s/>precision_m</text:p>
          </table:table-cell>
          <table:table-cell office:value-type="float" office:value="0.6679" calcext:value-type="float">
            <text:p>0,6679</text:p>
          </table:table-cell>
          <table:table-cell office:value-type="string" calcext:value-type="string">
            <text:p><text:s/>recall_m</text:p>
          </table:table-cell>
          <table:table-cell office:value-type="float" office:value="0.7486" calcext:value-type="float">
            <text:p>0,7486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95322561264" calcext:value-type="float">
            <text:p>0,68395322561264</text:p>
          </table:table-cell>
          <table:table-cell office:value-type="string" calcext:value-type="string">
            <text:p><text:s/>max f1_score </text:p>
          </table:table-cell>
          <table:table-cell office:value-type="float" office:value="0.70131528377533" calcext:value-type="float">
            <text:p>0,701315283775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9180240631" calcext:value-type="float">
            <text:p>0,742329180240631</text:p>
          </table:table-cell>
          <table:table-cell office:value-type="string" calcext:value-type="string">
            <text:p><text:s/>max recall </text:p>
          </table:table-cell>
          <table:table-cell office:value-type="float" office:value="0.980536818504334" calcext:value-type="float">
            <text:p>0,980536818504334</text:p>
          </table:table-cell>
          <table:table-cell office:value-type="string" calcext:value-type="string">
            <text:p><text:s/>min val_loss </text:p>
          </table:table-cell>
          <table:table-cell office:value-type="float" office:value="0.598396301269531" calcext:value-type="float">
            <text:p>0,598396301269531</text:p>
          </table:table-cell>
          <table:table-cell office:value-type="string" calcext:value-type="string">
            <text:p><text:s/>rs = 50 <text:s/>(100) </text:p>
          </table:table-cell>
          <table:table-cell office:value-type="string" calcext:value-type="string">
            <text:p><text:s/>accuracy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<text:s/>f1_m</text:p>
          </table:table-cell>
          <table:table-cell office:value-type="float" office:value="0.6884" calcext:value-type="float">
            <text:p>0,6884</text:p>
          </table:table-cell>
          <table:table-cell office:value-type="string" calcext:value-type="string">
            <text:p><text:s/>precision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recall_m</text:p>
          </table:table-cell>
          <table:table-cell office:value-type="float" office:value="0.6963" calcext:value-type="float">
            <text:p>0,6963</text:p>
          </table:table-cell>
          <table:table-cell office:value-type="string" calcext:value-type="string">
            <text:p><text:s/>los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4580256938934" calcext:value-type="float">
            <text:p>0,694580256938934</text:p>
          </table:table-cell>
          <table:table-cell office:value-type="string" calcext:value-type="string">
            <text:p><text:s/>max f1_score </text:p>
          </table:table-cell>
          <table:table-cell office:value-type="float" office:value="0.704823553562164" calcext:value-type="float">
            <text:p>0,704823553562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732194542884827" calcext:value-type="float">
            <text:p>0,732194542884827</text:p>
          </table:table-cell>
          <table:table-cell office:value-type="string" calcext:value-type="string">
            <text:p><text:s/>max recall </text:p>
          </table:table-cell>
          <table:table-cell office:value-type="float" office:value="0.849150657653809" calcext:value-type="float">
            <text:p>0,8491506576538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2631051540375" calcext:value-type="float">
            <text:p>0,582631051540375</text:p>
          </table:table-cell>
          <table:table-cell office:value-type="string" calcext:value-type="string">
            <text:p><text:s/>rs = 51 </text:p>
          </table:table-cell>
          <table:table-cell office:value-type="string" calcext:value-type="string">
            <text:p><text:s/>accuracy</text:p>
          </table:table-cell>
          <table:table-cell office:value-type="float" office:value="0.6687" calcext:value-type="float">
            <text:p>0,6687</text:p>
          </table:table-cell>
          <table:table-cell office:value-type="string" calcext:value-type="string">
            <text:p><text:s/>f1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precision_m</text:p>
          </table:table-cell>
          <table:table-cell office:value-type="float" office:value="0.6498" calcext:value-type="float">
            <text:p>0,6498</text:p>
          </table:table-cell>
          <table:table-cell office:value-type="string" calcext:value-type="string">
            <text:p><text:s/>recall_m</text:p>
          </table:table-cell>
          <table:table-cell office:value-type="float" office:value="0.7344" calcext:value-type="float">
            <text:p>0,7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780174255371" calcext:value-type="float">
            <text:p>0,70378017425537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4411041736603" calcext:value-type="float">
            <text:p>0,754411041736603</text:p>
          </table:table-cell>
          <table:table-cell office:value-type="string" calcext:value-type="string">
            <text:p><text:s/>max recall </text:p>
          </table:table-cell>
          <table:table-cell office:value-type="float" office:value="0.888554871082306" calcext:value-type="float">
            <text:p>0,888554871082306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02333927155" calcext:value-type="float">
            <text:p>0,587702333927155</text:p>
          </table:table-cell>
          <table:table-cell office:value-type="string" calcext:value-type="string">
            <text:p><text:s/>rs = 52 </text:p>
          </table:table-cell>
          <table:table-cell office:value-type="string" calcext:value-type="string">
            <text:p><text:s/>accuracy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f1_m</text:p>
          </table:table-cell>
          <table:table-cell office:value-type="float" office:value="0.665" calcext:value-type="float">
            <text:p>0,665</text:p>
          </table:table-cell>
          <table:table-cell office:value-type="string" calcext:value-type="string">
            <text:p><text:s/>precision_m</text:p>
          </table:table-cell>
          <table:table-cell office:value-type="float" office:value="0.6898" calcext:value-type="float">
            <text:p>0,6898</text:p>
          </table:table-cell>
          <table:table-cell office:value-type="string" calcext:value-type="string">
            <text:p><text:s/>recall_m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82146692276" calcext:value-type="float">
            <text:p>0,6782146692276</text:p>
          </table:table-cell>
          <table:table-cell office:value-type="string" calcext:value-type="string">
            <text:p><text:s/>max f1_score </text:p>
          </table:table-cell>
          <table:table-cell office:value-type="float" office:value="0.683362543582916" calcext:value-type="float">
            <text:p>0,683362543582916</text:p>
          </table:table-cell>
          <table:table-cell office:value-type="string" calcext:value-type="string">
            <text:p><text:s/>max precision </text:p>
          </table:table-cell>
          <table:table-cell office:value-type="float" office:value="0.724627673625946" calcext:value-type="float">
            <text:p>0,724627673625946</text:p>
          </table:table-cell>
          <table:table-cell office:value-type="string" calcext:value-type="string">
            <text:p><text:s/>max recall </text:p>
          </table:table-cell>
          <table:table-cell office:value-type="float" office:value="0.847562313079834" calcext:value-type="float">
            <text:p>0,847562313079834</text:p>
          </table:table-cell>
          <table:table-cell office:value-type="string" calcext:value-type="string">
            <text:p><text:s/>min val_loss </text:p>
          </table:table-cell>
          <table:table-cell office:value-type="float" office:value="0.606671333312988" calcext:value-type="float">
            <text:p>0,606671333312988</text:p>
          </table:table-cell>
          <table:table-cell office:value-type="string" calcext:value-type="string">
            <text:p><text:s/>rs = 53 </text:p>
          </table:table-cell>
          <table:table-cell office:value-type="string" calcext:value-type="string">
            <text:p><text:s/>accuracy</text:p>
          </table:table-cell>
          <table:table-cell office:value-type="float" office:value="0.6691" calcext:value-type="float">
            <text:p>0,6691</text:p>
          </table:table-cell>
          <table:table-cell office:value-type="string" calcext:value-type="string">
            <text:p><text:s/>f1_m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precision_m</text:p>
          </table:table-cell>
          <table:table-cell office:value-type="float" office:value="0.7198" calcext:value-type="float">
            <text:p>0,7198</text:p>
          </table:table-cell>
          <table:table-cell office:value-type="string" calcext:value-type="string">
            <text:p><text:s/>recall_m</text:p>
          </table:table-cell>
          <table:table-cell office:value-type="float" office:value="0.5926" calcext:value-type="float">
            <text:p>0,5926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77126312256" calcext:value-type="float">
            <text:p>0,699777126312256</text:p>
          </table:table-cell>
          <table:table-cell office:value-type="string" calcext:value-type="string">
            <text:p><text:s/>max precision </text:p>
          </table:table-cell>
          <table:table-cell office:value-type="float" office:value="0.76191508769989" calcext:value-type="float">
            <text:p>0,76191508769989</text:p>
          </table:table-cell>
          <table:table-cell office:value-type="string" calcext:value-type="string">
            <text:p><text:s/>max recall </text:p>
          </table:table-cell>
          <table:table-cell office:value-type="float" office:value="0.844486951828003" calcext:value-type="float">
            <text:p>0,844486951828003</text:p>
          </table:table-cell>
          <table:table-cell office:value-type="string" calcext:value-type="string">
            <text:p><text:s/>min val_loss </text:p>
          </table:table-cell>
          <table:table-cell office:value-type="float" office:value="0.592700183391571" calcext:value-type="float">
            <text:p>0,592700183391571</text:p>
          </table:table-cell>
          <table:table-cell office:value-type="string" calcext:value-type="string">
            <text:p><text:s/>rs = 54 </text:p>
          </table:table-cell>
          <table:table-cell office:value-type="string" calcext:value-type="string">
            <text:p><text:s/>accuracy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f1_m</text:p>
          </table:table-cell>
          <table:table-cell office:value-type="float" office:value="0.6943" calcext:value-type="float">
            <text:p>0,6943</text:p>
          </table:table-cell>
          <table:table-cell office:value-type="string" calcext:value-type="string">
            <text:p><text:s/>precision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recall_m</text:p>
          </table:table-cell>
          <table:table-cell office:value-type="float" office:value="0.6992" calcext:value-type="float">
            <text:p>0,6992</text:p>
          </table:table-cell>
          <table:table-cell office:value-type="string" calcext:value-type="string">
            <text:p><text:s/>loss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W6</text:p>
          </table:table-cell>
          <table:table-cell table:formula="of:=AVERAGE([.P9:.P18])" office:value-type="float" office:value="0.68215" calcext:value-type="float">
            <text:p>0,68215</text:p>
          </table:table-cell>
          <table:table-cell table:formula="of:=AVERAGE([.R9:.R18])" office:value-type="float" office:value="0.68077" calcext:value-type="float">
            <text:p>0,68077</text:p>
          </table:table-cell>
          <table:table-cell table:formula="of:=AVERAGE([.T9:.T18])" office:value-type="float" office:value="0.68557" calcext:value-type="float">
            <text:p>0,68557</text:p>
          </table:table-cell>
          <table:table-cell table:formula="of:=AVERAGE([.V9:.V18])" office:value-type="float" office:value="0.67891" calcext:value-type="float">
            <text:p>0,6789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8:24:29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4-07-19T02:17:42.244000000</dc:date>
    <meta:editing-duration>PT1H51M17S</meta:editing-duration>
    <meta:editing-cycles>2</meta:editing-cycles>
    <meta:document-statistic meta:table-count="2" meta:cell-count="442" meta:object-count="0"/>
  </office:meta>
</office:document-meta>
</file>